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d2db" officeooo:paragraph-rsid="000ad2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Automation of Docker using Chef</text:p>
      <text:p text:style-name="P1">Software Design Document</text:p>
      <text:p text:style-name="P1"/>
      <text:p text:style-name="P1"/>
      <text:p text:style-name="P1"/>
      <text:p text:style-name="P1"/>
      <text:p text:style-name="P1"/>
      <text:p text:style-name="P1">Name : Yogesh Jilhawar</text:p>
      <text:p text:style-name="P1"><text:s text:c="13"/>Milind Chawre</text:p>
      <text:p text:style-name="P1">Date : <text:s/>20th Aug, 2015</text:p>
      <text:p text:style-name="P1"/>
      <text:p text:style-name="P1"/>
      <text:p text:style-name="P1"/>
      <text:p text:style-name="P1">Contents</text:p>
      <text:p text:style-name="P1"/>
      <text:p text:style-name="P1"/>
      <text:p text:style-name="P1"/>
      <text:p text:style-name="P1">Chapter No.</text:p>
      <text:p text:style-name="P1">Title</text:p>
      <text:p text:style-name="P1">pg</text:p>
      <text:p text:style-name="P1">1.</text:p>
      <text:p text:style-name="P1">INTRODUCTION …………………………………………………………..</text:p>
      <text:p text:style-name="P1">3</text:p>
      <text:p text:style-name="P1"/>
      <text:p text:style-name="P1"/>
      <text:p text:style-name="P1"><text:s text:c="4"/>1.1 Purpose ……………………………………………………………..</text:p>
      <text:p text:style-name="P1"/>
      <text:p text:style-name="P1"/>
      <text:p text:style-name="P1"/>
      <text:p text:style-name="P1"/>
      <text:p text:style-name="P1"><text:s text:c="4"/>1.2 Scope ………………………………………………………………..</text:p>
      <text:p text:style-name="P1"/>
      <text:p text:style-name="P1"/>
      <text:p text:style-name="P1"/>
      <text:p text:style-name="P1"/>
      <text:p text:style-name="P1"><text:s text:c="4"/>1.3 Overview …………………………………………………………….</text:p>
      <text:p text:style-name="P1"/>
      <text:p text:style-name="P1"/>
      <text:p text:style-name="P1">2.</text:p>
      <text:p text:style-name="P1">SYSTEM OVERVIEW ……………………………………………………..</text:p>
      <text:p text:style-name="P1">3</text:p>
      <text:p text:style-name="P1"/>
      <text:p text:style-name="P1"/>
      <text:p text:style-name="P1"><text:soft-page-break/><text:s text:c="4"/>2.1 Objective …………………………………………………………….</text:p>
      <text:p text:style-name="P1"/>
      <text:p text:style-name="P1"/>
      <text:p text:style-name="P1"/>
      <text:p text:style-name="P1"/>
      <text:p text:style-name="P1"><text:s text:c="4"/>2.2 Necessity …………………………………………………………...</text:p>
      <text:p text:style-name="P1"/>
      <text:p text:style-name="P1"/>
      <text:p text:style-name="P1"/>
      <text:p text:style-name="P1"/>
      <text:p text:style-name="P1"><text:s text:c="4"/>2.3 Proposed System ………………………………………………….</text:p>
      <text:p text:style-name="P1"/>
      <text:p text:style-name="P1"/>
      <text:p text:style-name="P1"/>
      <text:p text:style-name="P1"/>
      <text:p text:style-name="P1"><text:s text:c="4"/>2.4 Preconfiguration …………………………………………………….</text:p>
      <text:p text:style-name="P1"/>
      <text:p text:style-name="P1"/>
      <text:p text:style-name="P1">3.</text:p>
      <text:p text:style-name="P1">SYSTEM ARCHITECTURE ……………………………………………….</text:p>
      <text:p text:style-name="P1">5</text:p>
      <text:p text:style-name="P1"/>
      <text:p text:style-name="P1"/>
      <text:p text:style-name="P1"><text:s text:c="4"/>3.1 Architectural Design ………………………………………………...</text:p>
      <text:p text:style-name="P1"/>
      <text:p text:style-name="P1"/>
      <text:p text:style-name="P1"/>
      <text:p text:style-name="P1"/>
      <text:p text:style-name="P1"><text:s text:c="4"/>3.2 Decomposition Description ………………………………………...</text:p>
      <text:p text:style-name="P1"/>
      <text:p text:style-name="P1"/>
      <text:p text:style-name="P1">4.</text:p>
      <text:p text:style-name="P1">DATA DESIGN ……………………………………………………………...</text:p>
      <text:p text:style-name="P1">5</text:p>
      <text:p text:style-name="P1"/>
      <text:p text:style-name="P1"/>
      <text:p text:style-name="P1"><text:s text:c="4"/>4.1 Data Description …………………………………………………….</text:p>
      <text:p text:style-name="P1"/>
      <text:p text:style-name="P1"/>
      <text:p text:style-name="P1">5.</text:p>
      <text:p text:style-name="P1">COMPONENT DESIGN …………………………………………………...</text:p>
      <text:p text:style-name="P1">7</text:p>
      <text:p text:style-name="P1"/>
      <text:p text:style-name="P1"/>
      <text:p text:style-name="P1"><text:s text:c="4"/>5.1 Chef-Server ………………………………………………………….</text:p>
      <text:p text:style-name="P1"/>
      <text:p text:style-name="P1"/>
      <text:p text:style-name="P1"/>
      <text:p text:style-name="P1"/>
      <text:p text:style-name="P1"><text:s text:c="4"/>5.2 Chef-workstation …………………………………………………….</text:p>
      <text:p text:style-name="P1"/>
      <text:p text:style-name="P1"/>
      <text:p text:style-name="P1"><text:soft-page-break/></text:p>
      <text:p text:style-name="P1"/>
      <text:p text:style-name="P1"><text:s text:c="4"/>5.3 Chef-node …………………………………………………………....</text:p>
      <text:p text:style-name="P1"/>
      <text:p text:style-name="P1"/>
      <text:p text:style-name="P1">6.</text:p>
      <text:p text:style-name="P1">USER INTERACTION ……………………………………………………...</text:p>
      <text:p text:style-name="P1">8</text:p>
      <text:p text:style-name="P1"/>
      <text:p text:style-name="P1"/>
      <text:p text:style-name="P1">1. INTRODUCTION</text:p>
      <text:p text:style-name="P1"/>
      <text:p text:style-name="P1">1.1 Purpose :</text:p>
      <text:p text:style-name="P1"><text:s text:c="12"/>This Software Design Document describes the architecture and design of the automating the process of creating docker containers using chef.</text:p>
      <text:p text:style-name="P1"/>
      <text:p text:style-name="P1">1.2 Scope</text:p>
      <text:p text:style-name="P1"><text:s text:c="4"/>The scope of the project is to automate the docker container creation and configure these containers as per the user need. Project also focuses on the automating the process of chef-server, chef-workstation and chef-node installation.</text:p>
      <text:p text:style-name="P1"/>
      <text:p text:style-name="P1">1.3 Overview</text:p>
      <text:p text:style-name="P1"><text:s text:c="4"/>The document describes various design aspects of this automation module. It describes the architecture of the framework. It also gives an overview about the components of the framework.</text:p>
      <text:p text:style-name="P1"/>
      <text:p text:style-name="P1"/>
      <text:p text:style-name="P1">2. SYSTEM OVERVIEW</text:p>
      <text:p text:style-name="P1"/>
      <text:p text:style-name="P1">2.1 Objective</text:p>
      <text:p text:style-name="P1">Objective of our project is as-</text:p>
      <text:p text:style-name="P1">Learn about Configuration Management Systems. Understand and use chef, docker. Automate the process of docker installation and chef setup. Also, provide readily available containers with preconfigured state.</text:p>
      <text:p text:style-name="P1"/>
      <text:p text:style-name="P1">2.2 Necessity </text:p>
      <text:p text:style-name="P1">As of now, creations of docker containers <text:s/>and <text:s/>installation of some applications in the containers are carried out manually. For that we need to write dockerfile which is a text file that contains all the instructions needed to create the container. After that, some docker commands are fired to build the final image. To do all these things it demands the person who has some knowledge of docker. Most of the time is wasted in understanding the process of docker container creation instead of using it.</text:p>
      <text:p text:style-name="P1">If new version of application need to be installed inside the container then we have to edit Dockerfile and build it. Then start with fresh new docker image to use newer version of application inside container.</text:p>
      <text:p text:style-name="P1">Installation of chef setup is very lengthy process and time consuming.</text:p>
      <text:p text:style-name="P1"/>
      <text:p text:style-name="P1">2.3 <text:s/>Proposed System</text:p>
      <text:p text:style-name="P1"><text:s text:c="4"/>Above discussion demands that there should be some mechanism that provides <text:s/>these containers without having the full knowledge of docker. We are focusing on this aspect. For that purpose, we have automated the process of container creation with the help of chef configuration management tool. Also, we have designed automated scripts which sets up chef server and workstation. </text:p>
      <text:p text:style-name="P1">The designed chef recipe first installs chef-client on the node on which containers has to be created. <text:soft-page-break/>After that it installs docker engine. The developed recipe then creates the number of containers as per the requirement of user and applications are installed in each container as specified in the provided json file. User need to kept the json file in /mnt/docker directory on the host. </text:p>
      <text:p text:style-name="P1"/>
      <text:p text:style-name="P1">2.4 <text:s/>Pre-configuration </text:p>
      <text:p text:style-name="P1"><text:s text:c="4"/>Server machine, workstation machine and nodes all should be communicate each other.</text:p>
      <text:p text:style-name="P1">setting up server </text:p>
      <text:p text:style-name="P1"><text:s text:c="11"/>chef-server requires following hardware-configuration</text:p>
      <text:p text:style-name="P1"><text:s/>4 GB RAM</text:p>
      <text:p text:style-name="P1"><text:s/>64 bit Operating System running on machine</text:p>
      <text:p text:style-name="P1"><text:s/>Sufficient amount of hard drive space (preferably 20 Gb).</text:p>
      <text:p text:style-name="P1"><text:s/>4 CPU Cores</text:p>
      <text:p text:style-name="P1"><text:s text:c="5"/>B. <text:s text:c="2"/>setting up workstation</text:p>
      <text:p text:style-name="P1"><text:s text:c="11"/>workstation requires following hardware-configuration</text:p>
      <text:p text:style-name="P1">1 GB RAM</text:p>
      <text:p text:style-name="P1">64 bit Operating System running on machine</text:p>
      <text:p text:style-name="P1"><text:s/>Sufficient amount of hard drive space.</text:p>
      <text:p text:style-name="P1"/>
      <text:p text:style-name="P1"><text:s text:c="6"/>C. setting up node</text:p>
      <text:p text:style-name="P1"><text:s text:c="11"/>get the node having following hardware configuration</text:p>
      <text:p text:style-name="P1"><text:s/>1 GB RAM</text:p>
      <text:p text:style-name="P1"><text:s/>64 bit Operating System running on machine</text:p>
      <text:p text:style-name="P1"><text:s/>Sufficient amount of hard drive space.</text:p>
      <text:p text:style-name="P1"/>
      <text:p text:style-name="P1"><text:s/></text:p>
      <text:p text:style-name="P1"/>
      <text:p text:style-name="P1"/>
      <text:p text:style-name="P1"/>
      <text:p text:style-name="P1"/>
      <text:p text:style-name="P1"/>
      <text:p text:style-name="P1"/>
      <text:p text:style-name="P1"/>
      <text:p text:style-name="P1">3. SYSTEM ARCHITECTURE</text:p>
      <text:p text:style-name="P1"/>
      <text:p text:style-name="P1">3.1 Architectural Design</text:p>
      <text:p text:style-name="P1"/>
      <text:p text:style-name="P1"><text:s text:c="35"/>fig. 3.1 Architecture Diagram</text:p>
      <text:p text:style-name="P1"/>
      <text:p text:style-name="P1">3.2 Decomposition Description </text:p>
      <text:p text:style-name="P1">Figure shows the overall design of the framework. The main components of proposed architecture are as-</text:p>
      <text:p text:style-name="P1"/>
      <text:p text:style-name="P1">3.2.1 git-repo : </text:p>
      <text:p text:style-name="P1">The git repository contains the my docker cookbook and all the files that are needed to install chef-server and workstation. It also contains the sample json files that user should provide. The tree structure of git repository is as-</text:p>
      <text:p text:style-name="P1">Git-repo URL- https://github.com/mchawre/BOOTCAMP-CHEF-PROJECT</text:p>
      <text:p text:style-name="P1">-&gt; documentation</text:p>
      <text:p text:style-name="P1"><text:s text:c="4"/>- Requirement Document</text:p>
      <text:p text:style-name="P1"><text:s text:c="4"/>- Design Document</text:p>
      <text:p text:style-name="P1"><text:s text:c="4"/>- Test Document</text:p>
      <text:p text:style-name="P1">-&gt; chef-repo</text:p>
      <text:p text:style-name="P1"><text:soft-page-break/><text:s text:c="4"/>-&gt; cookbooks</text:p>
      <text:p text:style-name="P1"><text:s text:c="8"/>- mydocker</text:p>
      <text:p text:style-name="P1"><text:s text:c="12"/>- attributes</text:p>
      <text:p text:style-name="P1"><text:s text:c="16"/>- default.rb</text:p>
      <text:p text:style-name="P1"><text:s text:c="12"/>- files</text:p>
      <text:p text:style-name="P1"><text:s text:c="16"/>- init_container.sh</text:p>
      <text:p text:style-name="P1"><text:s text:c="12"/>- recipes</text:p>
      <text:p text:style-name="P1"><text:s text:c="16"/>- init.rb</text:p>
      <text:p text:style-name="P1"><text:s text:c="16"/>- pull_images.rb</text:p>
      <text:p text:style-name="P1"><text:s text:c="16"/>- run_containers.rb</text:p>
      <text:p text:style-name="P1"><text:s text:c="12"/>- metadata.rb</text:p>
      <text:p text:style-name="P1"><text:s text:c="8"/>- apache</text:p>
      <text:p text:style-name="P1">-&gt; tools</text:p>
      <text:p text:style-name="P1"><text:s text:c="4"/>- node.json</text:p>
      <text:p text:style-name="P1"><text:s text:c="4"/>- auto_server.sh</text:p>
      <text:p text:style-name="P1"><text:s text:c="4"/>- auto_workstation.sh</text:p>
      <text:p text:style-name="P1"/>
      <text:p text:style-name="P1">3.2.2 <text:s/>workstation : </text:p>
      <text:p text:style-name="P1">Workstations are configured to allow users to author, test, and maintain cookbooks. Cookbooks are uploaded to the Chef server from the workstation. Some cookbooks are custom to the organization and others are based on community cookbooks available from the Chef Supermarket. Knife is configured on the workstation to upload the cookbooks on the server and to bootstrap the node. Also, the chef-repo directory is generated which contains cookbooks, roles and configuration files. </text:p>
      <text:p text:style-name="P1"/>
      <text:p text:style-name="P1"/>
      <text:p text:style-name="P1">3.2.3 <text:s/>Chef-Server : </text:p>
      <text:p text:style-name="P1">The Chef server acts as a hub for configuration data. The Chef server stores cookbooks, the policies that are applied to nodes, and metadata that describes each registered node that is being managed by the chef-client. Nodes use the chef-client to ask the Chef server for configuration details, such as recipes, templates, and file distributions. The chef-client then does as much of the configuration work as possible on the nodes themselves. </text:p>
      <text:p text:style-name="P1"/>
      <text:p text:style-name="P1"/>
      <text:p text:style-name="P1"/>
      <text:p text:style-name="P1"/>
      <text:p text:style-name="P1">3.2.4 <text:s/>chef-node :</text:p>
      <text:p text:style-name="P1">chef-client is installed on each node from the workstation by using knife-bootstrap command. The installed chef-client is then registers the node on the server. Server finds out the runlist for the node and configures the node as specified in the runlist. Runlist contains the cookbooks to be installed on the node. Accordingly, mydocker cookbook will be installed on the node. After that it takes the json file and creates the containers. Properties of containers such as number of containers, image type, version etc is specified in that json file. Containers are created and applications are installed inside the containers.</text:p>
      <text:p text:style-name="P1"/>
      <text:p text:style-name="P1"/>
      <text:p text:style-name="P1">4. DATA DESIGN</text:p>
      <text:p text:style-name="P1"/>
      <text:p text:style-name="P1">4.1 Data Description :</text:p>
      <text:p text:style-name="P1">The json files are used to feed input to the recipe. Json files are used two times, first at the times of creation of containers and second at the time of configuring the each container.</text:p>
      <text:p text:style-name="P1"/>
      <text:p text:style-name="P1"/>
      <text:p text:style-name="P1"><text:soft-page-break/>5. COMPONENT DESIGN</text:p>
      <text:p text:style-name="P1"/>
      <text:p text:style-name="P1"><text:s/>5.1 <text:s/>Server</text:p>
      <text:p text:style-name="P1">Server node pulls the chef-server installation script from the git repository and sets up chef-server.</text:p>
      <text:p text:style-name="P1">Organization name “default_org” is created along with the “default”user. Now, workstation can upload the cookbooks for this organization.</text:p>
      <text:p text:style-name="P1"><text:s text:c="3"/></text:p>
      <text:p text:style-name="P1">5.2 Workstation : </text:p>
      <text:p text:style-name="P1">Workstation node clones the code from github repository at URL-</text:p>
      <text:p text:style-name="P1">knife is configured by using the script provided.</text:p>
      <text:p text:style-name="P1">Workstation then uploads the cookbook along with the dependencies onto the server with the help of knife.</text:p>
      <text:p text:style-name="P1">It then installs chef-client on the chef-node with the help of knife bootstrap command.</text:p>
      <text:p text:style-name="P1"/>
      <text:p text:style-name="P1"/>
      <text:p text:style-name="P1"/>
      <text:p text:style-name="P1">5.3 chef-node :</text:p>
      <text:p text:style-name="P1">Once chef-server and workstation are set up, we can now proceed further to set up chef-node. </text:p>
      <text:p text:style-name="P1">chef-client is installed on chef-node with the help of knife bootstrap command from workstation. chef-client then exchanges certificate with the chef-server to create identity on the chef-server. Once this is done, chef-node is successfully registered with the server.</text:p>
      <text:p text:style-name="P1">Next job is to configure the node as specified in the runlist. This will install docker and creates the containers as per the user specifications. </text:p>
      <text:p text:style-name="P1">After that we need to install some applications inside that containers. For that, json files are provided which stores the runlist of applications needed to be installed inside the containers. First, chef-client is installed inside the container and it takes the input from json file and configures the container.</text:p>
      <text:p text:style-name="P1"/>
      <text:p text:style-name="P1"/>
      <text:p text:style-name="P1"/>
      <text:p text:style-name="P1"><text:s/>6. USER INTERACTION DESIGN</text:p>
      <text:p text:style-name="P1"/>
      <text:p text:style-name="P1">User can set up the chef server-workstation-node architecture in two ways as-</text:p>
      <text:p text:style-name="P1">Workflow 1: Registering node using knife bootstrap</text:p>
      <text:p text:style-name="P1"><text:s text:c="50"/></text:p>
      <text:p text:style-name="P1"/>
      <text:p text:style-name="P1">fig 5.1 <text:s text:c="2"/>Registering node using knife bootstrap</text:p>
      <text:p text:style-name="P1"/>
      <text:p text:style-name="P1">step 1: On server node, cd to home directory and run auto_server script. This script </text:p>
      <text:p text:style-name="P1"><text:s text:c="11"/>configures chef server on the provided hardware and ‘default’ user is created </text:p>
      <text:p text:style-name="P1"><text:s text:c="11"/>with ‘default_org’ as organization associated with it.</text:p>
      <text:p text:style-name="P1"/>
      <text:p text:style-name="P1">step 2: On workstation node, cd to home directory and run auto_workstation script. This</text:p>
      <text:p text:style-name="P1"><text:s text:c="12"/>script configures chef development kit on provided hardware and sets up</text:p>
      <text:p text:style-name="P1"><text:s text:c="12"/>‘default_org’ as organization where it can upload cookbooks.</text:p>
      <text:p text:style-name="P1"/>
      <text:p text:style-name="P1">step 3: <text:s/>From workstation node, register <text:s/>the node using knife bootstrap command and</text:p>
      <text:p text:style-name="P1"><text:s text:c="13"/>configure the run-list to have the node in the desired state. </text:p>
      <text:p text:style-name="P1"/>
      <text:p text:style-name="P1"/>
      <text:p text:style-name="P1"/>
      <text:p text:style-name="P1"/>
      <text:p text:style-name="P1"><text:soft-page-break/>Workflow 2: Registering node using chef-client</text:p>
      <text:p text:style-name="P1"><text:s text:c="28"/></text:p>
      <text:p text:style-name="P1"><text:s text:c="13"/>fig 5.2 <text:s/>Registering node using chef-client</text:p>
      <text:p text:style-name="P1"/>
      <text:p text:style-name="P1">step 1: On server node, cd to home directory and run auto_server script. This script</text:p>
      <text:p text:style-name="P1"><text:s text:c="12"/>configures chef server on the provided hardware and ‘default’ user is created</text:p>
      <text:p text:style-name="P1"><text:s text:c="12"/>with ‘default_org’ as organization associated with it.</text:p>
      <text:p text:style-name="P1"/>
      <text:p text:style-name="P1">step 2: On workstation node, cd to home directory and run auto_workstation script. <text:s/></text:p>
      <text:p text:style-name="P1"><text:s text:c="12"/>This script configures chef development kit on provided hardware and sets up</text:p>
      <text:p text:style-name="P1"><text:s text:c="12"/>‘default_org’ as organization where it can upload cookbooks.</text:p>
      <text:p text:style-name="P1"><text:s text:c="9"/></text:p>
      <text:p text:style-name="P1">step 3: On chef-node, cd to home directory and run auto_node script. This script</text:p>
      <text:p text:style-name="P1"><text:s text:c="12"/>configures chef-client and registers itself to the provided organization on the</text:p>
      <text:p text:style-name="P1"><text:s text:c="12"/>provided server.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10:11:13.488824166</meta:creation-date>
    <meta:generator>LibreOffice/4.2.8.2$Linux_X86_64 LibreOffice_project/420m0$Build-2</meta:generator>
    <dc:date>2015-08-20T10:13:04.463104570</dc:date>
    <meta:editing-duration>P0D</meta:editing-duration>
    <meta:editing-cycles>1</meta:editing-cycles>
    <meta:document-statistic meta:table-count="0" meta:image-count="0" meta:object-count="0" meta:page-count="7" meta:paragraph-count="156" meta:word-count="1441" meta:character-count="10128" meta:non-whitespace-character-count="8212"/>
  </office:meta>
</office:document-meta>
</file>